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Calibri" style:font-name-complex="Times New Roman" fo:color="#5B9BD5" fo:font-size="22pt" style:font-size-asian="22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Calibri" style:font-name-complex="Times New Roman" fo:color="#5B9BD5" fo:font-size="22pt" style:font-size-asian="2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Calibri" style:font-name-complex="Times New Roman"/>
    </style:style>
    <style:style style:name="P5" style:parent-style-name="Normal" style:family="paragraph">
      <style:text-properties style:font-name="Calibri" style:font-name-complex="Times New Roman"/>
    </style:style>
    <style:style style:name="P6" style:parent-style-name="Normal" style:family="paragraph">
      <style:paragraph-properties fo:widows="2" fo:orphans="2" style:vertical-align="auto" fo:line-height="107%" fo:text-indent="-0.25in"/>
      <style:text-properties style:font-name="Calibri" style:font-name-complex="Times New Roman" fo:hyphenate="true"/>
    </style:style>
    <style:style style:name="P7" style:parent-style-name="Normal" style:family="paragraph">
      <style:paragraph-properties fo:widows="2" fo:orphans="2" style:vertical-align="auto" fo:line-height="107%" fo:text-indent="-0.25in"/>
      <style:text-properties style:font-name="Calibri" style:font-name-complex="Times New Roman" fo:hyphenate="true"/>
    </style:style>
    <style:style style:name="P8" style:parent-style-name="Normal" style:family="paragraph">
      <style:paragraph-properties fo:widows="2" fo:orphans="2" style:vertical-align="auto" fo:margin-bottom="0.1111in" fo:line-height="107%" fo:text-indent="-0.25in"/>
      <style:text-properties fo:hyphenate="true"/>
    </style:style>
    <style:style style:name="T9" style:parent-style-name="Fuentedepárrafopredeter." style:family="text">
      <style:text-properties style:font-name="Calibri" style:font-name-complex="Times New Roman"/>
    </style:style>
    <style:style style:name="P10" style:parent-style-name="Textbody" style:family="paragraph">
      <style:text-properties style:font-name="Calibri" style:font-name-complex="Times New Roman" fo:font-weight="bold" style:font-weight-asian="bold" fo:font-size="14pt" style:font-size-asian="14pt" style:font-size-complex="14pt"/>
    </style:style>
    <style:style style:name="P11" style:parent-style-name="Textbody" style:family="paragraph">
      <style:text-properties style:font-name="Calibri" style:font-name-complex="Times New Roman" fo:color="#5B9BD5"/>
    </style:style>
    <style:style style:name="P12" style:parent-style-name="Textbody" style:family="paragraph">
      <style:text-properties style:font-name="Calibri" style:font-name-complex="Times New Roman" fo:color="#5B9BD5"/>
    </style:style>
    <style:style style:name="P13" style:parent-style-name="Textbody" style:family="paragraph">
      <style:text-properties style:font-name="Calibri" style:font-name-complex="Times New Roman" fo:color="#5B9BD5"/>
    </style:style>
    <style:style style:name="P14" style:parent-style-name="Textbody" style:family="paragraph">
      <style:text-properties style:font-name="Calibri" style:font-name-complex="Times New Roman" fo:color="#5B9BD5"/>
    </style:style>
    <style:style style:name="P15" style:parent-style-name="Textbody" style:family="paragraph">
      <style:text-properties style:font-name="Calibri" style:font-name-complex="Times New Roman" fo:color="#5B9BD5"/>
    </style:style>
    <style:style style:name="T16" style:parent-style-name="Fuentedepárrafopredeter." style:family="text">
      <style:text-properties style:font-name="Calibri" style:font-name-complex="Times New Roman" fo:color="#5B9BD5"/>
    </style:style>
    <style:style style:name="T17" style:parent-style-name="Fuentedepárrafopredeter." style:family="text">
      <style:text-properties style:font-name="Cambria Math" style:font-name-complex="Cambria Math" fo:color="#5B9BD5"/>
    </style:style>
    <style:style style:name="T18" style:parent-style-name="Fuentedepárrafopredeter." style:family="text">
      <style:text-properties style:font-name="Calibri" style:font-name-complex="Times New Roman" fo:color="#5B9BD5"/>
    </style:style>
    <style:style style:name="P19" style:parent-style-name="Textbody" style:family="paragraph">
      <style:text-properties style:font-name="Calibri" style:font-name-complex="Times New Roman" fo:color="#5B9BD5"/>
    </style:style>
    <style:style style:name="T20" style:parent-style-name="Fuentedepárrafopredeter." style:family="text">
      <style:text-properties style:font-name="Calibri" style:font-name-complex="Times New Roman" fo:color="#5B9BD5"/>
    </style:style>
    <style:style style:name="T21" style:parent-style-name="Fuentedepárrafopredeter." style:family="text">
      <style:text-properties style:font-name="Calibri" style:font-name-complex="Times New Roman" fo:color="#5B9BD5"/>
    </style:style>
  </office:automatic-styles>
  <office:body>
    <office:text text:use-soft-page-breaks="true">
      <text:h text:style-name="P1" text:outline-level="1"><text:span text:style-name="T2">Práctica 4</text:span><text:span text:style-name="T3">: Robot de intervención inmediata en caso de catástrofe de la empresa A&amp;C (Algorítmica y Complejidad).</text:span></text:h>
      <text:p text:style-name="P4"/>
      <text:p text:style-name="P5">Integrantes del grupo:</text:p>
      <text:list text:style-name="LFO1" text:continue-numbering="true">
        <text:list-item>
          <text:p text:style-name="P6">Heredia Canales, Andrés</text:p>
        </text:list-item>
        <text:list-item>
          <text:p text:style-name="P7">Herrera Arcila, Adrián</text:p>
        </text:list-item>
        <text:list-item>
          <text:p text:style-name="P8"><text:span text:style-name="T9">López Uriona, Asier</text:span></text:p>
        </text:list-item>
      </text:list>
      <text:p text:style-name="P10">1.1<text:s/>Formulación del<text:s/>problema (variables, dominios,<text:s/>restricciones<text:s/>y espacio de búsqueda).</text:p>
      <text:p text:style-name="P11">Variables: Cik – i, j=1 hasta N – casilla en la posición i-j.</text:p>
      <text:p text:style-name="P12">Solución: V={Cij, Ckl, Cab,...} vector de solución del robot (longitud M).</text:p>
      <text:p text:style-name="P13">Solución óptima: Vo={Cbc, Chg, Cpk, ...} vector de solución óptima del robot (longitud P&lt;M).</text:p>
      <text:p text:style-name="P14">Dominio de Cij: D(Cij)={L, O}, libre u ocupada por algún obstáculo tras la catástrofe.</text:p>
      <text:p text:style-name="P15">Restricciones sobre Cij:</text:p>
      <text:p text:style-name="Textbody"><text:span text:style-name="T16">El robot no puede pasar por casillas ocupadas (Cts=O, Cts<text:s/></text:span><text:span text:style-name="T17">∉</text:span><text:span text:style-name="T18"><text:s/>{V U Vo}).</text:span></text:p>
      <text:p text:style-name="P19">El robot no puede salirse del tablero que representa la central (Cij, i,j&lt;N, i,j&gt;=0).</text:p>
      <text:p text:style-name="Textbody"><text:span text:style-name="T20">El espacio de búsqueda es 1+4+4^2+...+4^n=(1-4^n)/(-3)=O(4^n), es decir, el número de decisiones posibles siendo o no factible</text:span><text:span text:style-name="T21">s. El espacio de soluciones es el número de hojas del árbol de decisiones, es decir, 4^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Nimbus Sans L" svg:font-family="Nimbus Sans L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Arial" style:font-name-asian="Arial" style:font-name-complex="Arial"/>
    </style:style>
    <style:style style:name="WW_CharLFO1LVL4" style:family="text">
      <style:text-properties style:font-name="Arial" style:font-name-asian="Arial" style:font-name-complex="Arial"/>
    </style:style>
    <style:style style:name="WW_CharLFO1LVL5" style:family="text">
      <style:text-properties style:font-name="Arial" style:font-name-asian="Arial" style:font-name-complex="Arial"/>
    </style:style>
    <style:style style:name="WW_CharLFO1LVL6" style:family="text">
      <style:text-properties style:font-name="Arial" style:font-name-asian="Arial" style:font-name-complex="Arial"/>
    </style:style>
    <style:style style:name="WW_CharLFO1LVL7" style:family="text">
      <style:text-properties style:font-name="Arial" style:font-name-asian="Arial" style:font-name-complex="Arial"/>
    </style:style>
    <style:style style:name="WW_CharLFO1LVL8" style:family="text">
      <style:text-properties style:font-name="Arial" style:font-name-asian="Arial" style:font-name-complex="Arial"/>
    </style:style>
    <style:style style:name="WW_CharLFO1LVL9" style:family="text">
      <style:text-properties style:font-name="Arial" style:font-name-asian="Arial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rián </meta:initial-creator>
    <dc:creator>asier lópez uriona</dc:creator>
    <meta:creation-date>2015-05-26T18:23:00Z</meta:creation-date>
    <dc:date>2015-06-06T15:01:00Z</dc:date>
    <meta:template xlink:href="Normal" xlink:type="simple"/>
    <meta:editing-cycles>3</meta:editing-cycles>
    <meta:editing-duration>PT1200S</meta:editing-duration>
    <meta:document-statistic meta:page-count="1" meta:paragraph-count="2" meta:word-count="155" meta:character-count="1006" meta:row-count="7" meta:non-whitespace-character-count="853"/>
  </office:meta>
</office:document-meta>
</file>